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edWith.matches(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Util.loadImplementationsInDirectory( Test test , String parent , File lo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lverUtil.get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With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Util.findAnnotated( Class &lt; ? extends Annotation &gt; annotation , String ... package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s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With.AnnotatedWith( Class &lt; ? extends Annotation &gt;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solverUtil.ge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A.IsA( Class par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solverUtil.addIfMatching( Test test , String fq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lverUtil.setClassLoader( ClassLoader 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A.matches(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rUtil.loadImplementationsInJar( Test test , String parent , File jar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lverUtil.find( Test test , String package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solverUtil.findImplementations( Class parent , String ... package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